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7D000000707CA2F131.png"/>
  <manifest:file-entry manifest:media-type="image/png" manifest:full-path="Pictures/100002010000016500000087C0D4E6F2.png"/>
  <manifest:file-entry manifest:media-type="image/png" manifest:full-path="Pictures/10000201000002D200000166176520B5.png"/>
  <manifest:file-entry manifest:media-type="image/png" manifest:full-path="Pictures/10000201000001E00000017D2C860DF1.png"/>
  <manifest:file-entry manifest:media-type="image/png" manifest:full-path="Pictures/10000201000002E00000017FB659D0B3.png"/>
  <manifest:file-entry manifest:media-type="image/png" manifest:full-path="Pictures/10000201000002740000006E81B9034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表格1" style:family="table">
      <style:table-properties style:width="16.51cm" fo:margin-left="0.464cm" table:align="left" style:writing-mode="lr-tb"/>
    </style:style>
    <style:style style:name="表格1.A" style:family="table-column">
      <style:table-column-properties style:column-width="2.699cm"/>
    </style:style>
    <style:style style:name="表格1.B" style:family="table-column">
      <style:table-column-properties style:column-width="2.99cm"/>
    </style:style>
    <style:style style:name="表格1.C" style:family="table-column">
      <style:table-column-properties style:column-width="10.821cm"/>
    </style:style>
    <style:style style:name="表格1.1" style:family="table-row">
      <style:table-row-properties style:keep-together="true" fo:keep-together="auto"/>
    </style:style>
    <style:style style:name="表格1.A1" style:family="table-cell">
      <style:table-cell-properties style:vertical-align="top" fo:background-color="#000080" fo:padding-left="0.191cm" fo:padding-right="0.191cm" fo:padding-top="0cm" fo:padding-bottom="0cm" fo:border-left="0.018cm solid #000080" fo:border-right="none" fo:border-top="0.018cm solid #000080" fo:border-bottom="0.018cm solid #000080" style:writing-mode="lr-tb">
        <style:background-image/>
      </style:table-cell-properties>
    </style:style>
    <style:style style:name="表格1.C1" style:family="table-cell">
      <style:table-cell-properties style:vertical-align="top" fo:background-color="#000080" fo:padding-left="0.191cm" fo:padding-right="0.191cm" fo:padding-top="0cm" fo:padding-bottom="0cm" fo:border="0.018cm solid #000080" style:writing-mode="lr-tb">
        <style:background-image/>
      </style:table-cell-properties>
    </style:style>
    <style:style style:name="表格1.A2" style:family="table-cell">
      <style:table-cell-properties style:vertical-align="top" fo:padding-left="0.191cm" fo:padding-right="0.191cm" fo:padding-top="0cm" fo:padding-bottom="0cm" fo:border-left="0.018cm solid #000080" fo:border-right="none" fo:border-top="0.018cm solid #000080" fo:border-bottom="0.018cm solid #000080" style:writing-mode="lr-tb"/>
    </style:style>
    <style:style style:name="表格1.C2" style:family="table-cell">
      <style:table-cell-properties style:vertical-align="top" fo:padding-left="0.191cm" fo:padding-right="0.191cm" fo:padding-top="0cm" fo:padding-bottom="0cm" fo:border="0.018cm solid #000080" style:writing-mode="lr-tb"/>
    </style:style>
    <style:style style:name="表格2" style:family="table">
      <style:table-properties style:width="16.138cm" fo:margin-left="0.464cm" table:align="left" style:writing-mode="lr-tb"/>
    </style:style>
    <style:style style:name="表格2.A" style:family="table-column">
      <style:table-column-properties style:column-width="3.969cm"/>
    </style:style>
    <style:style style:name="表格2.B" style:family="table-column">
      <style:table-column-properties style:column-width="12.169cm"/>
    </style:style>
    <style:style style:name="表格2.1" style:family="table-row">
      <style:table-row-properties style:keep-together="true" fo:keep-together="auto"/>
    </style:style>
    <style:style style:name="表格2.A1" style:family="table-cell">
      <style:table-cell-properties style:vertical-align="top" fo:background-color="#000080" fo:padding-left="0.191cm" fo:padding-right="0.191cm" fo:padding-top="0cm" fo:padding-bottom="0cm" fo:border-left="0.018cm solid #000080" fo:border-right="none" fo:border-top="0.018cm solid #000080" fo:border-bottom="0.018cm solid #000080" style:writing-mode="lr-tb">
        <style:background-image/>
      </style:table-cell-properties>
    </style:style>
    <style:style style:name="表格2.B1" style:family="table-cell">
      <style:table-cell-properties style:vertical-align="top" fo:background-color="#000080" fo:padding-left="0.191cm" fo:padding-right="0.191cm" fo:padding-top="0cm" fo:padding-bottom="0cm" fo:border="0.018cm solid #000080" style:writing-mode="lr-tb">
        <style:background-image/>
      </style:table-cell-properties>
    </style:style>
    <style:style style:name="表格2.A2" style:family="table-cell">
      <style:table-cell-properties style:vertical-align="top" fo:padding-left="0.191cm" fo:padding-right="0.191cm" fo:padding-top="0cm" fo:padding-bottom="0cm" fo:border-left="0.018cm solid #000080" fo:border-right="none" fo:border-top="0.018cm solid #000080" fo:border-bottom="0.018cm solid #000080" style:writing-mode="lr-tb"/>
    </style:style>
    <style:style style:name="表格2.B2" style:family="table-cell">
      <style:table-cell-properties style:vertical-align="top" fo:padding-left="0.191cm" fo:padding-right="0.191cm" fo:padding-top="0cm" fo:padding-bottom="0cm" fo:border="0.018cm solid #000080" style:writing-mode="lr-tb"/>
    </style:style>
    <style:style style:name="P1" style:family="paragraph" style:parent-style-name="Standard">
      <style:paragraph-properties fo:break-before="page"/>
    </style:style>
    <style:style style:name="P2" style:family="paragraph" style:parent-style-name="Contents_20_1">
      <style:paragraph-properties>
        <style:tab-stops>
          <style:tab-stop style:position="17.002cm" style:type="right" style:leader-style="dotted" style:leader-text="."/>
          <style:tab-stop style:position="17.59cm" style:type="right" style:leader-style="dotted" style:leader-text="."/>
        </style:tab-stops>
      </style:paragraph-properties>
    </style:style>
    <style:style style:name="P3" style:family="paragraph" style:parent-style-name="Contents_20_2">
      <style:paragraph-properties>
        <style:tab-stops>
          <style:tab-stop style:position="16.649cm" style:type="right" style:leader-style="dotted" style:leader-text="."/>
          <style:tab-stop style:position="17.237cm" style:type="right" style:leader-style="dotted" style:leader-text="."/>
        </style:tab-stops>
      </style:paragraph-properties>
    </style:style>
    <style:style style:name="P4" style:family="paragraph" style:parent-style-name="Normal_20_Indent">
      <style:paragraph-properties fo:margin-left="0cm" fo:margin-right="0cm" fo:text-indent="0cm" style:auto-text-indent="false"/>
    </style:style>
    <style:style style:name="P5" style:family="paragraph" style:parent-style-name="Normal_20_Indent">
      <style:paragraph-properties fo:margin-left="0cm" fo:margin-right="0cm" fo:text-indent="0cm" style:auto-text-indent="false"/>
      <style:text-properties style:font-name="Arial"/>
    </style:style>
    <style:style style:name="P6" style:family="paragraph" style:parent-style-name="Normal_20_Indent">
      <style:paragraph-properties fo:margin-left="0cm" fo:margin-right="0cm" fo:text-indent="0cm" style:auto-text-indent="false" style:snap-to-layout-grid="false"/>
      <style:text-properties style:font-name="Arial"/>
    </style:style>
    <style:style style:name="P7" style:family="paragraph" style:parent-style-name="Normal_20_Indent">
      <style:paragraph-properties fo:margin-left="0cm" fo:margin-right="0cm" fo:text-indent="0cm" style:auto-text-indent="false" style:snap-to-layout-grid="false"/>
      <style:text-properties fo:color="#ffffff" style:font-name="Arial" fo:font-weight="bold" style:font-weight-asian="bold"/>
    </style:style>
    <style:style style:name="P8" style:family="paragraph" style:parent-style-name="Standard">
      <style:paragraph-properties fo:text-align="center" style:justify-single-word="false"/>
    </style:style>
    <style:style style:name="P9" style:family="paragraph" style:parent-style-name="Standard">
      <style:text-properties fo:font-style="italic" style:font-style-asian="italic"/>
    </style:style>
    <style:style style:name="P10" style:family="paragraph" style:parent-style-name="Standard">
      <style:text-properties style:font-name="Arial"/>
    </style:style>
    <style:style style:name="P11" style:family="paragraph" style:parent-style-name="Standard">
      <style:paragraph-properties style:snap-to-layout-grid="false"/>
      <style:text-properties style:font-name="Arial"/>
    </style:style>
    <style:style style:name="P12" style:family="paragraph" style:parent-style-name="Standard">
      <style:paragraph-properties style:snap-to-layout-grid="false"/>
      <style:text-properties fo:color="#ffffff" style:font-name="Arial" fo:font-weight="bold" style:font-weight-asian="bold"/>
    </style:style>
    <style:style style:name="P13" style:family="paragraph" style:parent-style-name="Standard">
      <style:text-properties fo:font-style="normal" style:font-style-asian="normal" style:font-style-complex="normal"/>
    </style:style>
    <style:style style:name="P14" style:family="paragraph" style:parent-style-name="Normal_20_Cour">
      <style:text-properties style:font-name="Times New Roman"/>
    </style:style>
    <style:style style:name="P15" style:family="paragraph" style:parent-style-name="Standard" style:list-style-name="WW8Num192"/>
    <style:style style:name="P16" style:family="paragraph" style:parent-style-name="Standard" style:list-style-name="WW8Num95"/>
    <style:style style:name="P17" style:family="paragraph" style:parent-style-name="Standard" style:list-style-name="WW8Num9"/>
    <style:style style:name="P18" style:family="paragraph" style:parent-style-name="Standard" style:list-style-name="WW8Num180"/>
    <style:style style:name="P19" style:family="paragraph" style:parent-style-name="Standard" style:list-style-name="WW8Num192">
      <style:text-properties style:language-asian="zh" style:country-asian="CN"/>
    </style:style>
    <style:style style:name="P20" style:family="paragraph" style:parent-style-name="Standard" style:list-style-name="WW8Num192">
      <style:paragraph-properties fo:margin-left="0cm" fo:margin-right="0cm" fo:text-indent="0cm" style:auto-text-indent="false"/>
      <style:text-properties style:language-asian="zh" style:country-asian="CN"/>
    </style:style>
    <style:style style:name="P21" style:family="paragraph" style:parent-style-name="Heading_20_1">
      <style:paragraph-properties fo:break-before="page"/>
    </style:style>
    <style:style style:name="T1" style:family="text">
      <style:text-properties style:language-asian="zh" style:country-asian="C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GuvnorTest Plan</text:p>
      <text:p text:style-name="Title"/>
      <text:p text:style-name="P8">Version 1.0</text:p>
      <text:p text:style-name="P8">July 28, 2010</text:p>
      <text:p text:style-name="P8"/>
      <text:p text:style-name="P8"/>
      <text:p text:style-name="P8"/>
      <text:p text:style-name="P8"/>
      <text:p text:style-name="P8"/>
      <text:p text:style-name="P9"/>
      <text:h text:style-name="P21" text:outline-level="1" text:restart-numbering="true" text:start-value="-1">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7.002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649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297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944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591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5.238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88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4.533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4.18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Table of Contents<text:tab/>2</text:p>
          <text:p text:style-name="P2">Introduction<text:tab/>3</text:p>
          <text:p text:style-name="P3">Overview<text:tab/>3</text:p>
          <text:p text:style-name="P3">Audience<text:tab/>3</text:p>
          <text:p text:style-name="P3">Scope and Purpose<text:tab/>3</text:p>
          <text:p text:style-name="P3">Revision History<text:tab/>3</text:p>
          <text:p text:style-name="P3">Related Documents<text:tab/>3</text:p>
          <text:p text:style-name="P2">Assumptions<text:tab/>3</text:p>
          <text:p text:style-name="P2">Features to be Tested<text:tab/>3</text:p>
          <text:p text:style-name="P2">Features not to be tested <text:tab/>3</text:p>
          <text:p text:style-name="P2">Testing Tools<text:tab/>3</text:p>
          <text:p text:style-name="P2">Approach <text:tab/>4</text:p>
          <text:p text:style-name="P2">Test Deliverables<text:tab/>4</text:p>
          <text:p text:style-name="P2">Testing Tasks<text:tab/>4</text:p>
          <text:p text:style-name="P2">Environment<text:tab/>4</text:p>
          <text:p text:style-name="P2">Test Outline<text:tab/>5</text:p>
          <text:p text:style-name="P2">Test Details<text:tab/>6</text:p>
        </text:index-body>
      </text:table-of-content>
      <text:p text:style-name="Standard"/>
      <text:h text:style-name="P21" text:outline-level="1">Introduction</text:h>
      <text:h text:style-name="Heading_20_2" text:outline-level="2">Overview</text:h>
      <text:p text:style-name="P10">This document discusses the test strategy, testing limits, and overall scope of testing scheduled for Guvnor. Since Guvnor is expected to evolve rapidly, we can also expect the nature of the testing approach to evolve also.</text:p>
      <text:h text:style-name="Heading_20_2" text:outline-level="2">Audience</text:h>
      <text:p text:style-name="P5">This information is targeted toward the Guvnor team, and anyone else who may be interested in understanding how we perform our testing.</text:p>
      <text:h text:style-name="Heading_20_2" text:outline-level="2">Scope and Purpose</text:h>
      <text:p text:style-name="P10"><text:bookmark-start text:name="Overview"/>This plan covers th<text:bookmark-end text:name="Overview"/>e functional testing approach of Guvnor.</text:p>
      <text:h text:style-name="Heading_20_2" text:outline-level="2">Revision History</text:h>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7">Date</text:p>
          </table:table-cell>
          <table:table-cell table:style-name="表格1.A1" office:value-type="string">
            <text:p text:style-name="P7">Author</text:p>
          </table:table-cell>
          <table:table-cell table:style-name="表格1.C1" office:value-type="string">
            <text:p text:style-name="P7">Description</text:p>
          </table:table-cell>
        </table:table-row>
        <table:table-row table:style-name="表格1.1">
          <table:table-cell table:style-name="表格1.A2" office:value-type="string">
            <text:p text:style-name="P6">2010/07/28</text:p>
          </table:table-cell>
          <table:table-cell table:style-name="表格1.A2" office:value-type="string">
            <text:p text:style-name="P6">Jervis Liu</text:p>
          </table:table-cell>
          <table:table-cell table:style-name="表格1.C2" office:value-type="string">
            <text:p text:style-name="P6">Initial documentation</text:p>
          </table:table-cell>
        </table:table-row>
        <table:table-row table:style-name="表格1.1">
          <table:table-cell table:style-name="表格1.A2" office:value-type="string">
            <text:p text:style-name="P6"/>
          </table:table-cell>
          <table:table-cell table:style-name="表格1.A2" office:value-type="string">
            <text:p text:style-name="P6"/>
          </table:table-cell>
          <table:table-cell table:style-name="表格1.C2" office:value-type="string">
            <text:p text:style-name="P6"/>
          </table:table-cell>
        </table:table-row>
        <table:table-row table:style-name="表格1.1">
          <table:table-cell table:style-name="表格1.A2" office:value-type="string">
            <text:p text:style-name="P6"/>
          </table:table-cell>
          <table:table-cell table:style-name="表格1.A2" office:value-type="string">
            <text:p text:style-name="P6"/>
          </table:table-cell>
          <table:table-cell table:style-name="表格1.C2" office:value-type="string">
            <text:p text:style-name="P6"/>
          </table:table-cell>
        </table:table-row>
        <table:table-row table:style-name="表格1.1">
          <table:table-cell table:style-name="表格1.A2" office:value-type="string">
            <text:p text:style-name="P6"/>
          </table:table-cell>
          <table:table-cell table:style-name="表格1.A2" office:value-type="string">
            <text:p text:style-name="P6"/>
          </table:table-cell>
          <table:table-cell table:style-name="表格1.C2" office:value-type="string">
            <text:p text:style-name="P6"/>
          </table:table-cell>
        </table:table-row>
      </table:table>
      <text:p text:style-name="P4"/>
      <text:h text:style-name="Heading_20_2" text:outline-level="2">Related Documents</text:h>
      <table:table table:name="表格2" table:style-name="表格2">
        <table:table-column table:style-name="表格2.A"/>
        <table:table-column table:style-name="表格2.B"/>
        <table:table-row table:style-name="表格2.1">
          <table:table-cell table:style-name="表格2.A1" office:value-type="string">
            <text:p text:style-name="P12">Document</text:p>
          </table:table-cell>
          <table:table-cell table:style-name="表格2.B1" office:value-type="string">
            <text:p text:style-name="P12">Description</text:p>
          </table:table-cell>
        </table:table-row>
        <table:table-row table:style-name="表格2.1">
          <table:table-cell table:style-name="表格2.A2" office:value-type="string">
            <text:p text:style-name="P11">BRMS 5.1 Test Plan</text:p>
          </table:table-cell>
          <table:table-cell table:style-name="表格2.B2" office:value-type="string">
            <text:p text:style-name="P11"/>
          </table:table-cell>
        </table:table-row>
        <table:table-row table:style-name="表格2.1">
          <table:table-cell table:style-name="表格2.A2" office:value-type="string">
            <text:p text:style-name="P11"/>
          </table:table-cell>
          <table:table-cell table:style-name="表格2.B2" office:value-type="string">
            <text:p text:style-name="P11"/>
          </table:table-cell>
        </table:table-row>
        <table:table-row table:style-name="表格2.1">
          <table:table-cell table:style-name="表格2.A2" office:value-type="string">
            <text:p text:style-name="P11"/>
          </table:table-cell>
          <table:table-cell table:style-name="表格2.B2" office:value-type="string">
            <text:p text:style-name="P11"/>
          </table:table-cell>
        </table:table-row>
      </table:table>
      <text:p text:style-name="Standard"/>
      <text:p text:style-name="Standard"/>
      <text:h text:style-name="Heading_20_1" text:outline-level="1">Assumptions</text:h>
      <text:p text:style-name="Standard"/>
      <text:h text:style-name="Heading_20_1" text:outline-level="1">Features to be Tested</text:h>
      <text:p text:style-name="Standard"/>
      <text:h text:style-name="Heading_20_1" text:outline-level="1">Features not to be tested </text:h>
      <text:p text:style-name="Standard"/>
      <text:h text:style-name="Heading_20_1" text:outline-level="1">Testing Tools</text:h>
      <text:p text:style-name="Standard"/>
      <text:p text:style-name="P1"/>
      <text:h text:style-name="Heading_20_1" text:outline-level="1">Approach </text:h>
      <text:p text:style-name="Standard"/>
      <text:p text:style-name="Standard"/>
      <text:h text:style-name="Heading_20_1" text:outline-level="1">Test Deliverables</text:h>
      <text:p text:style-name="Standard"/>
      <text:p text:style-name="Standard"><text:s/></text:p>
      <text:h text:style-name="Heading_20_1" text:outline-level="1">Testing Tasks</text:h>
      <text:h text:style-name="Heading_20_1" text:outline-level="1"/>
      <text:h text:style-name="Heading_20_1" text:outline-level="1">Environment</text:h>
      <text:p text:style-name="Standard">Testing will be completed on several systems and may change over time. It is therefore, much more important to list the minimum machine requirements as well as required software.</text:p>
      <text:p text:style-name="Standard"/>
      <text:p text:style-name="Standard">Server – JBOSS AS 5.5/Tomcat 5.5, JDK 1.5</text:p>
      <text:p text:style-name="Normal_20_Indent"><text:s text:c="3"/>Windows/Linux</text:p>
      <text:p text:style-name="P13"/>
      <text:p text:style-name="P13">Client: Windows/Linux, IE, Firefox. </text:p>
      <text:p text:style-name="P13"/>
      <text:p text:style-name="Standard"/>
      <text:p text:style-name="Normal_20_Cour"/>
      <text:p text:style-name="P1"/>
      <text:h text:style-name="Heading_20_1" text:outline-level="1">Test Outline</text:h>
      <text:list xml:id="list35284949" text:style-name="WW8Num192">
        <text:list-item>
          <text:p text:style-name="P15">Installation, initial configuration. </text:p>
        </text:list-item>
      </text:list>
      <text:list xml:id="list35275198" text:style-name="WW8Num95">
        <text:list-item>
          <text:p text:style-name="P16">Documentation is current, accurate and complete</text:p>
        </text:list-item>
      </text:list>
      <text:list xml:id="list35284100" text:style-name="WW8Num9">
        <text:list-item>
          <text:list>
            <text:list-item>
              <text:p text:style-name="P17">All documentation files are present</text:p>
            </text:list-item>
            <text:list-item>
              <text:p text:style-name="P17">Release notes are current</text:p>
            </text:list-item>
            <text:list-item>
              <text:p text:style-name="P17">Version number is correct</text:p>
            </text:list-item>
          </text:list>
        </text:list-item>
      </text:list>
      <text:list xml:id="list35296263" text:continue-list="list35275198" text:style-name="WW8Num95">
        <text:list-item>
          <text:p text:style-name="P16">Install is available for download</text:p>
        </text:list-item>
        <text:list-item>
          <text:p text:style-name="P16">Downloaded drools-guvnor.war are installed into server container without errors. No error message on server's console, no error message in server's log file. </text:p>
        </text:list-item>
        <text:list-item>
          <text:p text:style-name="P16">Log in without input user name and password, verify this works. </text:p>
        </text:list-item>
        <text:list-item>
          <text:p text:style-name="P16">Verify “Samples” are installed correctly. </text:p>
        </text:list-item>
        <text:list-item>
          <text:p text:style-name="P16">Click “About”, verify the version number. </text:p>
        </text:list-item>
        <text:list-item>
          <text:p text:style-name="P16">Export a Guvnor dump from an older version Guvnor, import the dump into Guvnor, verify it works. </text:p>
          <text:p text:style-name="P16"/>
        </text:list-item>
      </text:list>
      <text:list xml:id="list35313394" text:continue-list="list35284949" text:style-name="WW8Num192">
        <text:list-item>
          <text:p text:style-name="P15">Authentication, role based authorization.</text:p>
        </text:list-item>
      </text:list>
      <text:list xml:id="list35278945" text:style-name="WW8Num180">
        <text:list-item>
          <text:p text:style-name="P18">Configure Guvnor to use JAAS. </text:p>
        </text:list-item>
        <text:list-item>
          <text:p text:style-name="P18">Log in with incorrect user name and password, verify it does not work. Log in with configured user name and password, verify it works. </text:p>
        </text:list-item>
        <text:list-item>
          <text:p text:style-name="P18">Give one user Administrator permission. </text:p>
        </text:list-item>
        <text:list-item>
          <text:p text:style-name="P18">Configure Guvnor to enable role based authorization. Log out. </text:p>
        </text:list-item>
        <text:list-item>
          <text:p text:style-name="P18">Log in with a user name who has <text:s/>Administrator permission. Create users with package admin permission, package readonly permission, category analyst permission. </text:p>
        </text:list-item>
        <text:list-item>
          <text:p text:style-name="P18">Log in with users created above respectively, verify their permission. </text:p>
          <text:p text:style-name="P18"/>
        </text:list-item>
      </text:list>
      <text:list xml:id="list35319697" text:continue-list="list35313394" text:style-name="WW8Num192">
        <text:list-item>
          <text:p text:style-name="P15">InBox.</text:p>
          <text:list>
            <text:list-item>
              <text:p text:style-name="P19">Log in , edit an asset, open “Inbox - &gt; Recently Opened” and “Inbox - &gt; Recently Edited”, verify that the asset appears under those two boxes. </text:p>
            </text:list-item>
            <text:list-item>
              <text:p text:style-name="P19">Log in as user A, edit an asset. Log out then log in as user B. Edit the same asset as user A just edited. Log out and log in as user A again, verify the asset appears under “Inbox - &gt; Incoming changes”. </text:p>
            </text:list-item>
          </text:list>
          <text:p text:style-name="P19"/>
        </text:list-item>
        <text:list-item>
          <text:p text:style-name="P15"><text:span text:style-name="T1">Find</text:span>.</text:p>
          <text:list>
            <text:list-item>
              <text:p text:style-name="P15"><text:span text:style-name="T1">Name search: input “Pricing” in the search box,verify the result returns two assets: “</text:span>Pricing low end” <text:span text:style-name="T1">and “Pricing loans ”</text:span></text:p>
            </text:list-item>
            <text:list-item>
              <text:p text:style-name="P19">Text search: TODO</text:p>
            </text:list-item>
            <text:list-item>
              <text:p text:style-name="P19">Attribute search: </text:p>
              <text:p text:style-name="P15"/>
            </text:list-item>
          </text:list>
        </text:list-item>
        <text:list-item>
          <text:p text:style-name="P15"><text:span text:style-name="T1">REST interface</text:span> and RSS Feed. </text:p>
          <text:list>
            <text:list-item>
              <text:p text:style-name="P19">Open package editor: “Knowledge bases - &gt; packages - &gt; mortgages”, verify all URLs actually work.</text:p>
            </text:list-item>
            <text:list-item>
              <text:p text:style-name="P19">Open package editor: “Knowledge bases - &gt; packages - &gt; mortgages”, scroll down to the “Version history” section, click the “Version feed”, verify it works. <text:s/></text:p>
            </text:list-item>
            <text:list-item>
              <text:p text:style-name="P19">Open “Knowledge bases - &gt; packages - &gt; mortgages - &gt; Business rule assets”, click the RSS Feed icon, verify it works. </text:p>
            </text:list-item>
            <text:list-item>
              <text:p text:style-name="P19">Open an asset, click the RSS Feed icon under the Discussion section, verify it works. </text:p>
            </text:list-item>
            <text:list-item>
              <text:p text:style-name="P19"><text:soft-page-break/>Open an asset, in “Attribute” tab view, scroll down to the “Version history” section, click the “Version feed”, verify it works. <text:s/></text:p>
              <text:p text:style-name="P19"/>
              <text:p text:style-name="P15"/>
            </text:list-item>
          </text:list>
        </text:list-item>
        <text:list-item>
          <text:p text:style-name="P15">Global area</text:p>
          <text:list>
            <text:list-item>
              <text:p text:style-name="P15">Use “Promote to Global” to promote an asset from package to Global area. Verify <text:span text:style-name="T1">that </text:span>the asset now belongs to Global area. </text:p>
            </text:list-item>
            <text:list-item>
              <text:p text:style-name="P15">Open asset in Global area, verify its “Promote to Global” menu is disabled. </text:p>
            </text:list-item>
            <text:list-item>
              <text:p text:style-name="P19">Create an asset in Global area. Then create a new asset in a package which is imported from the asset in Global area. Build the package, verify everything works. </text:p>
              <text:p text:style-name="P15"/>
            </text:list-item>
          </text:list>
        </text:list-item>
      </text:list>
      <text:p text:style-name="Standard"/>
      <text:list xml:id="list35300230" text:continue-numbering="true" text:style-name="WW8Num192">
        <text:list-item>
          <text:p text:style-name="P19">Package editor</text:p>
          <text:list>
            <text:list-item>
              <text:p text:style-name="P19">Open package editor: “Knowledge bases - &gt; packages - &gt; mortgages”, click the “Attribute” tab, verify there are three sections displayed: Metadata, Version history and Description.</text:p>
            </text:list-item>
            <text:list-item>
              <text:p text:style-name="P19">Verify you can edit the text in the description text box. </text:p>
            </text:list-item>
            <text:list-item>
              <text:p text:style-name="P15"><text:span text:style-name="T1">Refresh: Click “Save changes” menu. Verify “</text:span>Last modified” <text:span text:style-name="T1">attribute is refreshed after save. Verify “Current version number” is refreshed after save.</text:span></text:p>
            </text:list-item>
            <text:list-item>
              <text:p text:style-name="P19">Verify all menus work.</text:p>
            </text:list-item>
            <text:list-item>
              <text:p text:style-name="P19">Verify “Built-in” selector works. </text:p>
            </text:list-item>
            <text:list-item>
              <text:p text:style-name="P19">Verify version history: TODO.</text:p>
            </text:list-item>
          </text:list>
        </text:list-item>
      </text:list>
      <text:p text:style-name="Standard"/>
      <text:list xml:id="list35317863" text:continue-numbering="true" text:style-name="WW8Num192">
        <text:list-item>
          <text:p text:style-name="P15">Creating, updating and deleting categories</text:p>
          <text:list>
            <text:list-item>
              <text:p text:style-name="P15">Start Guvnor with no previous repository installed.</text:p>
            </text:list-item>
            <text:list-item>
              <text:p text:style-name="P15">Create three categories, tg1, testGategory2, removeMeTestCategory3</text:p>
            </text:list-item>
            <text:list-item>
              <text:p text:style-name="P15">Remove removeMeTestCategory3</text:p>
            </text:list-item>
            <text:list-item>
              <text:p text:style-name="P15">Try to add another tg1, you should get a error popup that this is not possible.</text:p>
              <text:p text:style-name="P15"/>
            </text:list-item>
          </text:list>
        </text:list-item>
        <text:list-item>
          <text:p text:style-name="P15">Creating, updating and deleting packages</text:p>
          <text:list>
            <text:list-item>
              <text:p text:style-name="P15">Create three new packages, tp1,testPackage2 and removeMeTestPackage3</text:p>
            </text:list-item>
            <text:list-item>
              <text:p text:style-name="P15">Add few dummy rules to each</text:p>
            </text:list-item>
            <text:list-item>
              <text:p text:style-name="P15">Archive removeMeTestPackage3</text:p>
            </text:list-item>
            <text:list-item>
              <text:p text:style-name="P15">Verify that the removeMeTestPackage3 and the dummy assets it had are in Admin-&gt;Archived</text:p>
            </text:list-item>
            <text:list-item>
              <text:p text:style-name="P15">Restore removeMeTestPackage3</text:p>
            </text:list-item>
            <text:list-item>
              <text:p text:style-name="P15">Verify that the dummy assets were archived with the package</text:p>
            </text:list-item>
            <text:list-item>
              <text:p text:style-name="P15">Archive removeMeTestPackage3</text:p>
            </text:list-item>
            <text:list-item>
              <text:p text:style-name="P15">Delete removeMeTestPackage3 and see that the dummy rules are deleted with it</text:p>
            </text:list-item>
          </text:list>
        </text:list-item>
      </text:list>
      <text:p text:style-name="Standard"/>
      <text:list xml:id="list35301630" text:continue-numbering="true" text:style-name="WW8Num192">
        <text:list-item>
          <text:p text:style-name="P15">Models</text:p>
          <text:list>
            <text:list-item>
              <text:p text:style-name="P15">Open the package view</text:p>
            </text:list-item>
            <text:list-item>
              <text:p text:style-name="P15">Create two model jars with different facts</text:p>
            </text:list-item>
            <text:list-item>
              <text:p text:style-name="P15">Upload the first model jar to Guvnor</text:p>
            </text:list-item>
            <text:list-item>
              <text:p text:style-name="P15">Verify that the fact types are imported in the package view imports, do not refresh or close the package view. This should happen automatically.</text:p>
            </text:list-item>
            <text:list-item>
              <text:p text:style-name="P15">Upload the seconds model jar to Guvnor</text:p>
            </text:list-item>
            <text:list-item>
              <text:p text:style-name="P15">Verify that the fact types are added and the previous one were not removed. Again do not close or refresh</text:p>
            </text:list-item>
            <text:list-item>
              <text:p text:style-name="P15">Add a fact to the second jar and upload it again</text:p>
            </text:list-item>
            <text:list-item>
              <text:p text:style-name="P15"><text:soft-page-break/>Verify that the new fact type was added to the package view imports and that there are no duplicates</text:p>
            </text:list-item>
            <text:list-item>
              <text:p text:style-name="P15">Remove the first jar</text:p>
            </text:list-item>
            <text:list-item>
              <text:p text:style-name="P15">Verify that the imports for the removed jar were removed</text:p>
              <text:p text:style-name="P15"/>
            </text:list-item>
          </text:list>
        </text:list-item>
        <text:list-item>
          <text:p text:style-name="P15">Declarative Models</text:p>
          <text:list>
            <text:list-item>
              <text:p text:style-name="P15">Create a new model</text:p>
            </text:list-item>
            <text:list-item>
              <text:p text:style-name="P15">Add Pet model:</text:p>
            </text:list-item>
            <text:list-item>
              <text:p text:style-name="P15"><draw:frame draw:style-name="fr1" draw:name="graphics1" text:anchor-type="paragraph" svg:width="10.966cm" svg:height="4.147cm" draw:z-index="0"><draw:image xlink:href="Pictures/100002010000016500000087C0D4E6F2.png" xlink:type="simple" xlink:show="embed" xlink:actuate="onLoad"/></draw:frame>Press “Validate” and verify that there are no issues</text:p>
            </text:list-item>
            <text:list-item>
              <text:p text:style-name="P15">Press “Save changes” </text:p>
            </text:list-item>
            <text:list-item>
              <text:p text:style-name="P15">Close the tab</text:p>
            </text:list-item>
            <text:list-item>
              <text:p text:style-name="P15">Open the Model asset again and verify that the changes where saved</text:p>
            </text:list-item>
            <text:list-item>
              <text:p text:style-name="P15">Add two new models Cheese and Person:</text:p>
            </text:list-item>
            <text:list-item>
              <text:p text:style-name="P15"><draw:frame draw:style-name="fr2" draw:name="graphics2" text:anchor-type="paragraph" svg:width="13.466cm" svg:height="10.687cm" draw:z-index="1"><draw:image xlink:href="Pictures/10000201000001E00000017D2C860DF1.png" xlink:type="simple" xlink:show="embed" xlink:actuate="onLoad"/></draw:frame>Move Pet fact to the bottom with the green arrows and back to the top again. Verify that there are no errors and that the top and bottom models have only one arrow visible.</text:p>
            </text:list-item>
            <text:list-item>
              <text:p text:style-name="P15">Press “Validate” and verify that there are no issues</text:p>
            </text:list-item>
            <text:list-item>
              <text:p text:style-name="P15">Press “Save changes”</text:p>
            </text:list-item>
            <text:list-item>
              <text:p text:style-name="P15">Close the tab</text:p>
            </text:list-item>
            <text:list-item>
              <text:p text:style-name="P15"><text:soft-page-break/>Reopen the tab and verify that the changes were saved </text:p>
            </text:list-item>
          </text:list>
        </text:list-item>
      </text:list>
      <text:p text:style-name="Standard"/>
      <text:list xml:id="list35317070" text:continue-numbering="true" text:style-name="WW8Num192">
        <text:list-item>
          <text:p text:style-name="P15">Special widgets for different value types</text:p>
          <text:list>
            <text:list-item>
              <text:p text:style-name="P15">Create new rule</text:p>
            </text:list-item>
            <text:list-item>
              <text:p text:style-name="P15">Create or reuse the test models Pet, Cheese and Person from previous test</text:p>
            </text:list-item>
            <text:list-item>
              <text:p text:style-name="P15">Create the following rule:</text:p>
            </text:list-item>
            <text:list-item>
              <text:p text:style-name="P15"><draw:frame draw:style-name="fr1" draw:name="graphics3" text:anchor-type="paragraph" svg:width="16.32cm" svg:height="8.491cm" draw:z-index="2"><draw:image xlink:href="Pictures/10000201000002E00000017FB659D0B3.png" xlink:type="simple" xlink:show="embed" xlink:actuate="onLoad"/></draw:frame>Change the Pet fact variable name to “Rodi” and verify that the Person.pet=fred changes to “Rodi” too</text:p>
            </text:list-item>
            <text:list-item>
              <text:p text:style-name="P15">Change the Rodi:Pet( name == “Fred” ) to “Rodi” and verify that you get the text editor widget:</text:p>
            </text:list-item>
            <text:list-item>
              <text:p text:style-name="P15"><draw:frame draw:style-name="fr2" draw:name="graphics4" text:anchor-type="paragraph" svg:width="16.32cm" svg:height="8.091cm" draw:z-index="3"><draw:image xlink:href="Pictures/10000201000002D200000166176520B5.png" xlink:type="simple" xlink:show="embed" xlink:actuate="onLoad"/></draw:frame>Verify that the Pet fields birthday and furry have the following editor widgets:</text:p>
              <text:p text:style-name="P15"><draw:frame draw:style-name="fr1" draw:name="graphics5" text:anchor-type="paragraph" svg:width="16.32cm" svg:height="2.858cm" draw:z-index="4"><draw:image xlink:href="Pictures/10000201000002740000006E81B90346.png" xlink:type="simple" xlink:show="embed" xlink:actuate="onLoad"/></draw:frame><draw:frame draw:style-name="fr3" draw:name="graphics6" text:anchor-type="paragraph" svg:x="0.635cm" svg:y="2.999cm" svg:width="16.32cm" svg:height="2.868cm" draw:z-index="5"><draw:image xlink:href="Pictures/100002010000027D000000707CA2F131.png" xlink:type="simple" xlink:show="embed" xlink:actuate="onLoad"/></draw:frame><text:soft-page-break/></text:p>
            </text:list-item>
          </text:list>
        </text:list-item>
      </text:list>
      <text:p text:style-name="Standard"/>
      <text:list xml:id="list35320662" text:continue-numbering="true" text:style-name="WW8Num192">
        <text:list-item>
          <text:list>
            <text:list-item>
              <text:p text:style-name="P15">Press “Save and close” </text:p>
            </text:list-item>
            <text:list-item>
              <text:p text:style-name="P15">Reopen the rule and verify that the changes were saved</text:p>
              <text:p text:style-name="P15"/>
            </text:list-item>
          </text:list>
        </text:list-item>
        <text:list-item>
          <text:p text:style-name="P15">Rules and Test Scenarios</text:p>
          <text:list>
            <text:list-item>
              <text:p text:style-name="P15">Create a new guided rule with the editor to fit the following DRL:</text:p>
              <text:p text:style-name="P15">rule “test rule”</text:p>
              <text:p text:style-name="P15">when</text:p>
              <text:list>
                <text:list-header>
                  <text:p text:style-name="P15">(AND Person(name == “Toni” ) Person( name =”Jervis”))</text:p>
                </text:list-header>
              </text:list>
              <text:p text:style-name="P15">then</text:p>
              <text:list text:continue-numbering="true">
                <text:list-header>
                  <text:p text:style-name="P15">insert( new SuperDevsExist() )</text:p>
                </text:list-header>
              </text:list>
              <text:p text:style-name="P15">end</text:p>
            </text:list-item>
            <text:list-item>
              <text:p text:style-name="P15">Verify that all the components are drawn correctly and the rule can be created</text:p>
            </text:list-item>
            <text:list-item>
              <text:p text:style-name="P15">Create the following Test Scenario for this rule:</text:p>
              <text:p text:style-name="P15"/>
            </text:list-item>
            <text:list-item>
              <text:p text:style-name="P15"/>
            </text:list-item>
            <text:list-item>
              <text:p text:style-name="P15"/>
            </text:list-item>
          </text:list>
        </text:list-item>
      </text:list>
      <text:p text:style-name="Standard"/>
      <text:list xml:id="list35293727" text:continue-numbering="true" text:style-name="WW8Num192">
        <text:list-item>
          <text:list>
            <text:list-header>
              <text:p text:style-name="P15">Create asset, make changes, press save and then close, open and see if the changes were made</text:p>
              <text:p text:style-name="P15">Create asset, make changes, press save and close, reopen the asset to see if changes were made</text:p>
              <text:p text:style-name="P15">Decision tables, open, edit, verification</text:p>
              <text:p text:style-name="P15">Verification QA</text:p>
              <text:p text:style-name="P15">Build all</text:p>
              <text:p text:style-name="P15">Create new Decision tables, make changes, close and open to see if changes where made</text:p>
              <text:p text:style-name="P15">Edit existing Decision table.</text:p>
            </text:list-header>
          </text:list>
        </text:list-item>
      </text:list>
      <text:p text:style-name="Standard"/>
      <text:p text:style-name="Standard"/>
      <text:list xml:id="list35301374" text:continue-numbering="true" text:style-name="WW8Num192">
        <text:list-item>
          <text:p text:style-name="P20">Test scenario</text:p>
          <text:list>
            <text:list-item>
              <text:p text:style-name="P19">Run all test scenarios in mortgage example. Verify they works. </text:p>
            </text:list-item>
          </text:list>
        </text:list-item>
      </text:list>
      <text:p text:style-name="Standard"/>
      <text:p text:style-name="Standard"/>
      <text:list xml:id="list35322482" text:continue-numbering="true" text:style-name="WW8Num192">
        <text:list-header>
          <text:p text:style-name="P19"/>
        </text:list-header>
        <text:list-item>
          <text:p text:style-name="P19">The Eclipse Guvnor tools (EGT) plugin</text:p>
          <text:list>
            <text:list-item>
              <text:p text:style-name="P19">Install EGT plugin. Verify the installation process works. </text:p>
              <text:p text:style-name="P19"><text:soft-page-break/>1. Open Eclipse.</text:p>
              <text:p text:style-name="P19">2. Open the menu "Help", menu item "Install new software..."</text:p>
              <text:p text:style-name="P19">3. Click on the button "Add..." to add a new software site.</text:p>
              <text:p text:style-name="P19">4. Fill in the name "drools local update site"</text:p>
              <text:p text:style-name="P19">5. Click on the button "Local..." and select "droolsjbpm-tools/drools-eclipse/org.drools.updatesite/target/site/"</text:p>
              <text:p text:style-name="P19">6. Select all the plugins. Click the buttons "Next" and "Finish".</text:p>
            </text:list-item>
            <text:list-item>
              <text:p text:style-name="P15"><text:span text:style-name="T1">Open </text:span><text:bookmark text:name="d0e1080"/>"Guvnor Repository Exploring" <text:span text:style-name="T1">perspective.</text:span></text:p>
            </text:list-item>
            <text:list-item>
              <text:p text:style-name="P19">Add a Guvnor repository connection. Use default values. <text:s/>(Make sure you have started Guvnor application). Verify you can connect to Guvnor repository. </text:p>
            </text:list-item>
            <text:list-item>
              <text:p text:style-name="P19">Verify you can read and modify files from Guvnor repository.</text:p>
            </text:list-item>
          </text:list>
        </text:list-item>
      </text:list>
      <text:p text:style-name="Standard"/>
      <text:p text:style-name="Standard"/>
      <text:list xml:id="list35309266" text:continue-numbering="true" text:style-name="WW8Num192">
        <text:list-item>
          <text:p text:style-name="P19">The Eclipse Guvnor tools (EGT) plugin</text:p>
          <text:list>
            <text:list-item>
              <text:p text:style-name="P19">Install EGT plugin. Verify the installation process works. </text:p>
              <text:p text:style-name="P19">1. Open Eclipse.</text:p>
              <text:p text:style-name="P19">2. Open the menu "Help", menu item "Install new software..."</text:p>
              <text:p text:style-name="P19">3. Click on the button "Add..." to add a new software site.</text:p>
              <text:p text:style-name="P19">4. Fill in the name "drools local update site"</text:p>
              <text:p text:style-name="P19">5. Click on the button "Local..." and select "droolsjbpm-tools/drools-eclipse/org.drools.updatesite/target/site/"</text:p>
              <text:p text:style-name="P19">6. Select all the plugins. Click the buttons "Next" and "Finish".</text:p>
            </text:list-item>
            <text:list-item>
              <text:p text:style-name="P19">Create a new Drools project. Verify this works. </text:p>
            </text:list-item>
            <text:list-item>
              <text:p text:style-name="P19">Import Number Guess example. </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st Details</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_20_Cour" style:display-name="Normal Cour" style:family="paragraph" style:parent-style-name="Standard">
      <style:text-properties style:font-name="Courier"/>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top="0cm" fo:margin-bottom="0.423cm" fo:keep-together="always" fo:keep-with-next="always">
        <style:tab-stops>
          <style:tab-stop style:position="1cm"/>
        </style:tab-stops>
      </style:paragraph-properties>
      <style:text-properties style:font-name="Helvetica" fo:font-size="18pt" fo:font-style="italic" fo:font-weight="bold" style:font-size-asian="18pt" style:font-style-asian="italic" style:font-weight-asian="bold"/>
    </style:style>
    <style:style style:name="Contents_20_1" style:display-name="Contents 1" style:family="paragraph" style:parent-style-name="Standard" style:next-style-name="Standard" style:class="index">
      <style:paragraph-properties fo:margin-top="0.212cm" fo:margin-bottom="0.212cm">
        <style:tab-stops>
          <style:tab-stop style:position="17.002cm" style:type="right" style:leader-style="dotted" style:leader-text="."/>
        </style:tab-stops>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6.649cm" style:type="right" style:leader-style="dotted" style:leader-text="."/>
        </style:tab-stops>
      </style:paragraph-properties>
      <style:text-properties fo:font-variant="small-caps"/>
    </style:style>
    <style:style style:name="Heading_20_2" style:display-name="Heading 2" style:family="paragraph" style:parent-style-name="Heading_20_1" style:next-style-name="Normal_20_Indent" style:default-outline-level="2" style:list-style-name="" style:class="text">
      <style:paragraph-properties fo:margin-top="0.212cm" fo:margin-bottom="0.212cm">
        <style:tab-stops/>
      </style:paragraph-properties>
      <style:text-properties fo:font-size="16pt" fo:font-style="normal" style:font-size-asian="16pt" style:font-style-asian="normal"/>
    </style:style>
    <style:style style:name="Normal_20_Indent" style:display-name="Normal Indent" style:family="paragraph" style:parent-style-name="Standard">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style>
    <style:style style:name="WW8Num85z0" style:family="text">
      <style:text-properties style:font-name="Symbol"/>
    </style:style>
    <style:style style:name="WW8Num85z1" style:family="text">
      <style:text-properties style:font-name="Courier New"/>
    </style:style>
    <style:style style:name="WW8Num85z2"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65"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A" style:num-letter-sync="true">
        <style:list-level-properties text:space-before="0.31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8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59">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8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5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80">
      <text:list-level-style-number text:level="1" style:num-suffix="." style:num-format="A" style:num-letter-sync="true">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number text:level="1" style:num-suffix="." style:num-format="1">
        <style:list-level-properties text:space-before="0.74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list-level-style-number text:level="1" style:num-suffix="." style:num-format="1">
        <style:list-level-properties text:space-before="1.27cm" text:min-label-width="0.635cm"/>
      </text:list-level-style-number>
      <text:list-level-style-number text:level="2" style:num-suffix="." style:num-format="1">
        <style:list-level-properties text:space-before="2.54cm" text:min-label-width="0.635cm"/>
      </text:list-level-style-number>
      <text:list-level-style-number text:level="3" style:num-suffix="." style:num-format="1">
        <style:list-level-properties text:space-before="3.81cm" text:min-label-width="0.635cm"/>
      </text:list-level-style-number>
      <text:list-level-style-number text:level="4" style:num-suffix="." style:num-format="1">
        <style:list-level-properties text:space-before="5.08cm" text:min-label-width="0.635cm"/>
      </text:list-level-style-number>
      <text:list-level-style-number text:level="5" style:num-suffix="." style:num-format="1">
        <style:list-level-properties text:space-before="6.35cm" text:min-label-width="0.635cm"/>
      </text:list-level-style-number>
      <text:list-level-style-number text:level="6" style:num-suffix="." style:num-format="1">
        <style:list-level-properties text:space-before="7.62cm" text:min-label-width="0.635cm"/>
      </text:list-level-style-number>
      <text:list-level-style-number text:level="7" style:num-suffix="." style:num-format="1">
        <style:list-level-properties text:space-before="8.89cm" text:min-label-width="0.635cm"/>
      </text:list-level-style-number>
      <text:list-level-style-number text:level="8" style:num-suffix="." style:num-format="1">
        <style:list-level-properties text:space-before="10.16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i">
        <style:list-level-properties text:min-label-width="3.175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i">
        <style:list-level-properties text:min-label-width="3.175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79">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space-before="1.27cm" text:min-label-width="0.635cm"/>
        <style:text-properties style:font-name="Symbol"/>
      </text:list-level-style-bullet>
      <text:list-level-style-bullet text:level="2" text:style-name="WW8Num85z1" style:num-suffix="." text:bullet-char="o">
        <style:list-level-properties text:space-before="2.54cm" text:min-label-width="0.635cm"/>
        <style:text-properties fo:font-family="'Courier New'" style:font-family-generic="modern" style:font-pitch="fixed"/>
      </text:list-level-style-bullet>
      <text:list-level-style-bullet text:level="3" text:style-name="WW8Num85z2" style:num-suffix="." text:bullet-char="">
        <style:list-level-properties text:space-before="3.81cm" text:min-label-width="0.635cm"/>
        <style:text-properties style:font-name="Wingdings"/>
      </text:list-level-style-bullet>
      <text:list-level-style-bullet text:level="4" text:style-name="WW8Num85z0" style:num-suffix="." text:bullet-char="">
        <style:list-level-properties text:space-before="5.08cm" text:min-label-width="0.635cm"/>
        <style:text-properties style:font-name="Symbol"/>
      </text:list-level-style-bullet>
      <text:list-level-style-bullet text:level="5" text:style-name="WW8Num85z1" style:num-suffix="." text:bullet-char="o">
        <style:list-level-properties text:space-before="6.35cm" text:min-label-width="0.635cm"/>
        <style:text-properties fo:font-family="'Courier New'" style:font-family-generic="modern" style:font-pitch="fixed"/>
      </text:list-level-style-bullet>
      <text:list-level-style-bullet text:level="6" text:style-name="WW8Num85z2" style:num-suffix="." text:bullet-char="">
        <style:list-level-properties text:space-before="7.62cm" text:min-label-width="0.635cm"/>
        <style:text-properties style:font-name="Wingdings"/>
      </text:list-level-style-bullet>
      <text:list-level-style-bullet text:level="7" text:style-name="WW8Num85z0" style:num-suffix="." text:bullet-char="">
        <style:list-level-properties text:space-before="8.89cm" text:min-label-width="0.635cm"/>
        <style:text-properties style:font-name="Symbol"/>
      </text:list-level-style-bullet>
      <text:list-level-style-bullet text:level="8" text:style-name="WW8Num85z1" style:num-suffix="." text:bullet-char="o">
        <style:list-level-properties text:space-before="10.16cm" text:min-label-width="0.635cm"/>
        <style:text-properties fo:font-family="'Courier New'" style:font-family-generic="modern" style:font-pitch="fixed"/>
      </text:list-level-style-bullet>
      <text:list-level-style-bullet text:level="9" text:style-name="WW8Num85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Jervis Liu</meta:initial-creator>
    <meta:creation-date>2010-07-28T17:49:34</meta:creation-date>
    <dc:creator>JLIU </dc:creator>
    <dc:date>2011-05-05T15:18:18.38</dc:date>
    <meta:editing-cycles>12</meta:editing-cycles>
    <meta:editing-duration>PT4H59M1S</meta:editing-duration>
    <meta:document-statistic meta:table-count="2" meta:image-count="6" meta:object-count="0" meta:page-count="10" meta:paragraph-count="183" meta:word-count="1578" meta:character-count="9101"/>
    <meta:user-defined meta:name="Info 1"/>
    <meta:user-defined meta:name="Info 2"/>
    <meta:user-defined meta:name="Info 3"/>
    <meta:user-defined meta:name="Info 4"/>
  </office:meta>
</office:document-meta>
</file>